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bschlussarbe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ören Jantzen</meta:initial-creator>
    <meta:creation-date>2018-02-05T12:38:47.28</meta:creation-date>
    <meta:generator>OpenOffice/4.1.2$Win32 OpenOffice.org_project/412m3$Build-9782</meta:generator>
    <dc:date>2018-02-05T12:43:30.80</dc:date>
    <dc:creator>Sören Jantzen</dc:creator>
    <meta:editing-duration>PT4M43S</meta:editing-duration>
    <meta:editing-cycles>1</meta:editing-cycles>
    <meta:document-statistic meta:table-count="0" meta:image-count="0" meta:object-count="0" meta:page-count="1" meta:paragraph-count="1" meta:word-count="1" meta:character-count="15"/>
  </office:meta>
</office:document-meta>
</file>